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000000" draw:marker-start-width="0.276cm" draw:marker-end-width="0.276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000000" draw:marker-start-width="0.276cm" draw:marker-end-width="0.276cm" draw:fill="solid" draw:fill-color="#b84747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013cm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102cm" svg:stroke-color="#008000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008000" draw:marker-start="Arrowheads_20_1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008000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5.969cm" svg:x="1.254cm" svg:y="3.413cm">
          <text:p text:style-name="P1">CPU-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7cm" svg:height="5.969cm" svg:x="15.07cm" svg:y="3.44cm">
          <text:p text:style-name="P1">CPU-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7cm" svg:height="5.969cm" svg:x="7.096cm" svg:y="3.413cm">
          <text:p text:style-name="P1">CPU-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05cm" svg:height="1.651cm" svg:x="1.254cm" svg:y="12.152cm">
          <text:p text:style-name="P1">M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683cm" svg:height="4.445cm" svg:x="5.199cm" svg:y="15.2cm">
          <text:p text:style-name="P1">DRAM-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83cm" svg:height="4.445cm" svg:x="12.722cm" svg:y="15.173cm">
          <text:p text:style-name="P1">DRAM-N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524cm" svg:height="1.517cm" svg:x="12.938cm" svg:y="5.452cm">
          <draw:text-box>
            <text:p text:style-name="P2"><text:span text:style-name="T1">...</text:span></text:p>
          </draw:text-box>
        </draw:frame>
        <draw:frame draw:style-name="gr5" draw:text-style-name="P2" draw:layer="layout" svg:width="1.524cm" svg:height="1.517cm" svg:x="10.017cm" svg:y="16.374cm">
          <draw:text-box>
            <text:p text:style-name="P2"><text:span text:style-name="T1">...</text:span></text:p>
          </draw:text-box>
        </draw:frame>
        <draw:line draw:style-name="gr6" draw:text-style-name="P1" draw:layer="layout" svg:x1="6.08cm" svg:y1="13.827cm" svg:x2="6.08cm" svg:y2="15.224cm">
          <text:p/>
        </draw:line>
        <draw:line draw:style-name="gr6" draw:text-style-name="P1" draw:layer="layout" svg:x1="7.069cm" svg:y1="13.827cm" svg:x2="7.069cm" svg:y2="15.224cm">
          <text:p/>
        </draw:line>
        <draw:line draw:style-name="gr6" draw:text-style-name="P1" draw:layer="layout" svg:x1="7.985cm" svg:y1="13.827cm" svg:x2="7.985cm" svg:y2="15.224cm">
          <text:p/>
        </draw:line>
        <draw:line draw:style-name="gr6" draw:text-style-name="P1" draw:layer="layout" svg:x1="13.573cm" svg:y1="13.827cm" svg:x2="13.573cm" svg:y2="15.224cm">
          <text:p/>
        </draw:line>
        <draw:line draw:style-name="gr6" draw:text-style-name="P1" draw:layer="layout" svg:x1="14.589cm" svg:y1="13.827cm" svg:x2="14.589cm" svg:y2="15.224cm">
          <text:p/>
        </draw:line>
        <draw:line draw:style-name="gr6" draw:text-style-name="P1" draw:layer="layout" svg:x1="15.605cm" svg:y1="13.827cm" svg:x2="15.605cm" svg:y2="15.224cm">
          <text:p/>
        </draw:line>
        <draw:line draw:style-name="gr7" draw:text-style-name="P1" draw:layer="layout" svg:x1="3.667cm" svg:y1="9.382cm" svg:x2="10.779cm" svg:y2="12.176cm">
          <text:p/>
        </draw:line>
        <draw:line draw:style-name="gr8" draw:text-style-name="P1" draw:layer="layout" svg:x1="10.779cm" svg:y1="12.176cm" svg:x2="18.018cm" svg:y2="9.382cm">
          <text:p/>
        </draw:line>
        <draw:line draw:style-name="gr9" draw:text-style-name="P1" draw:layer="layout" svg:x1="9.636cm" svg:y1="9.382cm" svg:x2="10.779cm" svg:y2="12.176cm">
          <text:p/>
        </draw:line>
        <draw:frame draw:style-name="gr10" draw:layer="layout" svg:width="18.796cm" svg:height="1.139cm" svg:x="1.381cm" svg:y="10.398cm">
          <draw:text-box>
            <text:p text:style-name="P1">Front Side Bus (FSB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nclude </meta:initial-creator>
    <meta:creation-date>2014-03-14T23:35:41.988073792</meta:creation-date>
    <dc:date>2014-03-15T00:02:54.346945269</dc:date>
    <dc:creator>include </dc:creator>
    <meta:editing-duration>PT8M54S</meta:editing-duration>
    <meta:editing-cycles>6</meta:editing-cycles>
    <meta:generator>LibreOffice/4.1.4.2$Linux_X86_64 LibreOffice_project/410m0$Build-2</meta:generator>
    <meta:document-statistic meta:object-count="18"/>
  </office:meta>
</office:document-meta>
</file>